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9ae" officeooo:paragraph-rsid="001749a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49ae" officeooo:paragraph-rsid="001749ae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1749ae" officeooo:paragraph-rsid="001749a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style:text-position="super 58%" officeooo:rsid="001749ae" officeooo:paragraph-rsid="001749ae"/>
    </style:style>
    <style:style style:name="P5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6pt" fo:font-weight="bold" officeooo:rsid="001749ae" officeooo:paragraph-rsid="001749ae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officeooo:paragraph-rsid="001749ae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rsid="001749ae" officeooo:paragraph-rsid="001749ae"/>
    </style:style>
    <style:style style:name="T1" style:family="text">
      <style:text-properties officeooo:rsid="001749ae"/>
    </style:style>
    <style:style style:name="T2" style:family="text">
      <style:text-properties fo:font-weight="bold" officeooo:rsid="001749ae" style:font-weight-asian="bold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Virtual Memory Manager</text:span> </text:p>
      <text:p text:style-name="P1"/>
      <text:p text:style-name="P2">Documentation She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770423422386980154" text:style-name="L1">
        <text:list-header>
          <text:p text:style-name="P6"><text:span text:style-name="T2">Authors</text:span><text:span text:style-name="T1">:</text:span></text:p>
          <text:p text:style-name="P6"/>
        </text:list-header>
      </text:list>
      <text:p text:style-name="P5">1-Marco Zakria Latif</text:p>
      <text:p text:style-name="P5">2-Ahmed Ibrahim AbdelMohsen</text:p>
      <text:p text:style-name="P5">3-Ahmed Sayed Mahrou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09:55:26.590135944</meta:creation-date>
    <dc:date>2016-12-26T10:09:40.427649908</dc:date>
    <meta:editing-duration>PT7M1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15" meta:character-count="118" meta:non-whitespace-character-count="108"/>
  </office:meta>
</office:document-meta>
</file>